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data-science-and-engineering-team-apr-2020-mar-2025"/>Director, Data Science and Engineering team (Apr 2020 — Mar 2025)<text:bookmark-end text:name="director-data-science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DSE projects to the new data center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feb-2019-present-full-time-employee"/>Senior Software Engineer with Expertise in Java, Python, and ML (Feb 2019 — present, full-time employee)<text:bookmark-end text:name="senior-software-engineer-with-expertise-in-java-python-and-ml-feb-2019-present-full-time-employee"/></text:h>
      <text:h text:style-name="Heading_20_3" text:outline-level="3"><text:bookmark-start text:name="senior-software-engineer-with-expertise-in-java-python-and-ml-feb-2017-2019-full-time-contractor"/>Senior Software Engineer with Expertise in Java, Python, and ML (Feb 2017 — 2019, full-time contractor)<text:bookmark-end text:name="senior-software-engineer-with-expertise-in-java-python-and-ml-feb-2017-2019-full-time-contractor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4:07:32Z</meta:creation-date>
    <dc:date>2025-03-08T14:07:32Z</dc:date>
    <meta:user-defined meta:name="pagetitle" meta:value-type="string">Nick Mazurkin – cv</meta:user-defined>
  </office:meta>
</office:document-meta>
</file>